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svg:stroke-color="#afd095" draw:fill-color="#dde8cb" draw:textarea-horizontal-align="justify" draw:textarea-vertical-align="middle" draw:auto-grow-height="false" fo:min-height="4.441cm" fo:min-width="3.564cm"/>
    </style:style>
    <style:style style:name="gr3" style:family="graphic" style:parent-style-name="objectwithoutfill">
      <style:graphic-properties draw:marker-start="Arrow" draw:marker-end="" draw:fill="solid" draw:textarea-vertical-align="middle"/>
    </style:style>
    <style:style style:name="gr4" style:family="graphic" style:parent-style-name="objectwithoutfill">
      <style:graphic-properties draw:marker-end="Arrow" draw:fill="solid" draw:textarea-vertical-align="middle"/>
    </style:style>
    <style:style style:name="gr5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4.662cm"/>
    </style:style>
    <style:style style:name="gr6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707cm"/>
    </style:style>
    <style:style style:name="gr7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8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072cm"/>
    </style:style>
    <style:style style:name="gr9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61cm"/>
    </style:style>
    <style:style style:name="gr10" style:family="graphic" style:parent-style-name="standard">
      <style:graphic-properties svg:stroke-color="#afd095" draw:fill-color="#dde8cb" draw:textarea-horizontal-align="justify" draw:textarea-vertical-align="middle" draw:auto-grow-height="false" fo:min-height="2.925cm" fo:min-width="3.564cm"/>
    </style:style>
    <style:style style:name="gr11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3.564cm"/>
    </style:style>
    <style:style style:name="gr12" style:family="graphic" style:parent-style-name="standard">
      <style:graphic-properties svg:stroke-color="#e8f2a1" draw:fill-color="#f6f9d4" draw:textarea-horizontal-align="justify" draw:textarea-vertical-align="middle" draw:auto-grow-height="false" fo:min-height="1.097cm" fo:min-width="1.75cm"/>
    </style:style>
    <style:style style:name="gr13" style:family="graphic" style:parent-style-name="standard">
      <style:graphic-properties svg:stroke-color="#e8f2a1" draw:fill-color="#f6f9d4" draw:textarea-horizontal-align="justify" draw:textarea-vertical-align="middle" draw:auto-grow-height="false" fo:min-height="1.188cm" fo:min-width="1.75cm"/>
    </style:style>
    <style:style style:name="gr14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695cm"/>
    </style:style>
    <style:style style:name="gr15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215cm"/>
    </style:style>
    <style:style style:name="gr16" style:family="graphic" style:parent-style-name="standard">
      <style:graphic-properties svg:stroke-color="#ffe994" draw:fill-color="#fff5ce" draw:textarea-horizontal-align="justify" draw:textarea-vertical-align="middle" draw:auto-grow-height="false" fo:min-height="3.147cm" fo:min-width="2.802cm"/>
    </style:style>
    <style:style style:name="gr17" style:family="graphic" style:parent-style-name="standard">
      <style:graphic-properties svg:stroke-color="#ffe994" draw:fill-color="#fff5ce" draw:textarea-horizontal-align="justify" draw:textarea-vertical-align="middle" draw:auto-grow-height="false" fo:min-height="1.877cm" fo:min-width="2.802cm"/>
    </style:style>
    <style:style style:name="gr18" style:family="graphic" style:parent-style-name="standard">
      <style:graphic-properties svg:stroke-color="#afd095" draw:fill-color="#dde8cb" draw:textarea-horizontal-align="justify" draw:textarea-vertical-align="middle" draw:auto-grow-height="false" fo:min-height="1.655cm" fo:min-width="4.326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512cm" fo:min-width="2.167cm"/>
    </style:style>
    <style:style style:name="gr20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21" style:family="graphic" style:parent-style-name="standard">
      <style:graphic-properties svg:stroke-color="#afd095" draw:fill-color="#dde8cb" draw:textarea-horizontal-align="justify" draw:textarea-vertical-align="middle" draw:auto-grow-height="false" fo:min-height="4.695cm" fo:min-width="3.564cm"/>
    </style:style>
    <style:style style:name="gr22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4.342cm"/>
    </style:style>
    <style:style style:name="gr23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5.104cm"/>
    </style:style>
    <style:style style:name="gr24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25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98cm"/>
    </style:style>
    <style:style style:name="gr26" style:family="graphic" style:parent-style-name="standard">
      <style:graphic-properties svg:stroke-color="#e8f2a1" draw:fill-color="#f6f9d4" draw:textarea-horizontal-align="justify" draw:textarea-vertical-align="middle" draw:auto-grow-height="false" fo:min-height="0.672cm" fo:min-width="2.133cm"/>
    </style:style>
    <style:style style:name="gr27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61cm"/>
    </style:style>
    <style:style style:name="gr28" style:family="graphic" style:parent-style-name="standard">
      <style:graphic-properties svg:stroke-color="#afd095" draw:fill-color="#dde8cb" draw:textarea-horizontal-align="justify" draw:textarea-vertical-align="middle" draw:auto-grow-height="false" fo:min-height="4.068cm" fo:min-width="2.802cm"/>
    </style:style>
    <style:style style:name="gr29" style:family="graphic" style:parent-style-name="standard">
      <style:graphic-properties svg:stroke-color="#afd095" draw:fill-color="#dde8cb" draw:textarea-horizontal-align="justify" draw:textarea-vertical-align="middle" draw:auto-grow-height="false" fo:min-height="4.576cm" fo:min-width="3.357cm"/>
    </style:style>
    <style:style style:name="gr30" style:family="graphic" style:parent-style-name="standard">
      <style:graphic-properties svg:stroke-color="#afd095" draw:fill-color="#dde8cb" draw:textarea-horizontal-align="justify" draw:textarea-vertical-align="middle" draw:auto-grow-height="false" fo:min-height="2.752cm" fo:min-width="2.802cm"/>
    </style:style>
    <style:style style:name="gr31" style:family="graphic" style:parent-style-name="standard">
      <style:graphic-properties svg:stroke-color="#cccccc" draw:fill-color="#eeeeee" draw:textarea-horizontal-align="justify" draw:textarea-vertical-align="middle" draw:auto-grow-height="false" fo:min-height="5.783cm" fo:min-width="3.811cm"/>
    </style:style>
    <style:style style:name="gr32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5.171cm" fo:min-width="3.894cm"/>
    </style:style>
    <style:style style:name="gr33" style:family="graphic" style:parent-style-name="standard">
      <style:graphic-properties svg:stroke-color="#ff6d6d" draw:fill-color="#f7d1d5" draw:textarea-horizontal-align="justify" draw:textarea-vertical-align="middle" draw:auto-grow-height="false" fo:min-height="7.37cm" fo:min-width="3.664cm"/>
    </style:style>
    <style:style style:name="gr34" style:family="graphic" style:parent-style-name="standard">
      <style:graphic-properties svg:stroke-color="#ff6d6d" draw:fill-color="#f7d1d5" draw:textarea-horizontal-align="justify" draw:textarea-vertical-align="middle" draw:auto-grow-height="false" fo:min-height="6.727cm" fo:min-width="3.353cm"/>
    </style:style>
    <style:style style:name="gr35" style:family="graphic" style:parent-style-name="standard">
      <style:graphic-properties svg:stroke-color="#ff6d6d" draw:fill-color="#f7d1d5" draw:textarea-horizontal-align="justify" draw:textarea-vertical-align="middle" draw:auto-grow-height="false" fo:min-height="6.727cm" fo:min-width="3.564cm"/>
    </style:style>
    <style:style style:name="gr36" style:family="graphic" style:parent-style-name="standard">
      <style:graphic-properties svg:stroke-color="#ff6d6d" draw:fill-color="#f7d1d5" draw:textarea-horizontal-align="justify" draw:textarea-vertical-align="middle" draw:auto-grow-height="false" fo:min-height="5.338cm" fo:min-width="3.726cm"/>
    </style:style>
    <style:style style:name="gr37" style:family="graphic" style:parent-style-name="standard">
      <style:graphic-properties svg:stroke-color="#ffe994" draw:fill-color="#fff5ce" draw:textarea-horizontal-align="justify" draw:textarea-vertical-align="middle" draw:auto-grow-height="false" fo:min-height="5.684cm" fo:min-width="3.619cm"/>
    </style:style>
    <style:style style:name="gr38" style:family="graphic" style:parent-style-name="standard" style:list-style-name="L1">
      <style:graphic-properties svg:stroke-color="#cccccc" draw:fill-color="#eeeeee" draw:opacity="60%" draw:textarea-horizontal-align="justify" draw:textarea-vertical-align="middle" draw:auto-grow-height="false" fo:min-height="2.417cm" fo:min-width="3.183cm"/>
    </style:style>
    <style:style style:name="gr39" style:family="graphic" style:parent-style-name="standard" style:list-style-name="L1">
      <style:graphic-properties svg:stroke-color="#cccccc" svg:stroke-opacity="50%" draw:fill-color="#eeeeee" draw:opacity="60%" draw:textarea-horizontal-align="justify" draw:textarea-vertical-align="middle" draw:auto-grow-height="false" fo:min-height="6.092cm" fo:min-width="3.851cm"/>
    </style:style>
    <style:style style:name="gr40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945cm"/>
    </style:style>
    <style:style style:name="gr41" style:family="graphic" style:parent-style-name="standard">
      <style:graphic-properties svg:stroke-color="#afd095" draw:fill-color="#dde8cb" draw:textarea-horizontal-align="justify" draw:textarea-vertical-align="middle" draw:auto-grow-height="false" fo:min-height="1.78cm" fo:min-width="2.802cm"/>
    </style:style>
    <style:style style:name="gr42" style:family="graphic" style:parent-style-name="standard">
      <style:graphic-properties svg:stroke-color="#afd095" draw:fill-color="#dde8cb" draw:textarea-horizontal-align="justify" draw:textarea-vertical-align="middle" draw:auto-grow-height="false" fo:min-height="3.29cm" fo:min-width="4.326cm"/>
    </style:style>
    <style:style style:name="gr43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44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45" style:family="graphic" style:parent-style-name="standard">
      <style:graphic-properties svg:stroke-color="#ffe994" draw:fill-color="#fff5ce" draw:textarea-horizontal-align="justify" draw:textarea-vertical-align="middle" draw:auto-grow-height="false" fo:min-height="5.684cm" fo:min-width="4.087cm"/>
    </style:style>
    <style:style style:name="gr46" style:family="graphic" style:parent-style-name="objectwithoutfill">
      <style:graphic-properties draw:marker-end="Arrow" draw:marker-end-width="0.3cm" svg:stroke-opacity="40%" draw:fill="solid" draw:textarea-vertical-align="middle"/>
    </style:style>
    <style:style style:name="gr47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088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e8cb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6f9d4"/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-color="#fff5c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de8cb"/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2" style:family="paragraph"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6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style:style style:name="P18" style:family="paragraph">
      <loext:graphic-properties draw:fill-color="#eeeeee" draw:opacity="60%"/>
      <style:paragraph-properties fo:margin-left="0cm" fo:margin-right="0cm" fo:margin-top="0cm" fo:margin-bottom="0cm" fo:line-height="100%" fo:text-align="start" fo:text-indent="0cm"/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JP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5.329cm" svg:y1="4.201cm" svg:x2="28.178cm" svg:y2="14.354cm" draw:start-shape="id1" draw:start-glue-point="2" draw:end-shape="id2" draw:end-glue-point="0" svg:d="M35329 4201l-7151 10153" svg:viewBox="0 0 7152 10154">
          <text:p/>
        </draw:connector>
        <draw:custom-shape draw:style-name="gr2" draw:text-style-name="P3" xml:id="id37" draw:id="id37" draw:layer="layout" svg:width="4.064cm" svg:height="4.691cm" svg:x="21.131cm" svg:y="1.008cm">
          <text:p text:style-name="P2"><text:span text:style-name="T1">names</text:span></text:p>
          <text:p text:style-name="P2"><text:span text:style-name="T1">---</text:span></text:p>
          <text:p text:style-name="P2"><text:span text:style-name="T1">poeple_id</text:span></text:p>
          <text:p text:style-name="P2"><text:span text:style-name="T1">organization_id</text:span></text:p>
          <text:p text:style-name="P2"><text:span text:style-name="T1">firstname</text:span></text:p>
          <text:p text:style-name="P2"><text:span text:style-name="T1">name</text:span></text:p>
          <text:p text:style-name="P2"><text:span text:style-name="T1">title</text:span></text:p>
          <text:p text:style-name="P2"><text:span text:style-name="T1">addi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225cm" svg:y1="13.827cm" svg:x2="20.558cm" svg:y2="14.462cm" draw:start-shape="id3" draw:start-glue-point="2" draw:end-shape="id4" draw:end-glue-point="1" svg:d="M23225 13827l-2667 635" svg:viewBox="0 0 2668 636">
          <text:p/>
        </draw:connector>
        <draw:connector draw:style-name="gr4" draw:text-style-name="P1" draw:layer="layout" draw:type="line" svg:x1="20.558cm" svg:y1="14.462cm" svg:x2="23.275cm" svg:y2="17.383cm" draw:start-shape="id4" draw:start-glue-point="1" draw:end-shape="id5" draw:end-glue-point="0" svg:d="M20558 14462l2717 2921" svg:viewBox="0 0 2718 2922">
          <text:p/>
        </draw:connector>
        <draw:custom-shape draw:style-name="gr5" draw:text-style-name="P3" xml:id="id12" draw:id="id12" draw:layer="layout" svg:width="5.162cm" svg:height="2.905cm" svg:x="23.905cm" svg:y="37.592cm">
          <text:p text:style-name="P2"><text:span text:style-name="T1">place_type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line1_description</text:span></text:p>
          <text:p text:style-name="P2"><text:span text:style-name="T1">line2_descrip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558cm" svg:y1="14.462cm" svg:x2="25.765cm" svg:y2="16.124cm" draw:start-shape="id4" draw:start-glue-point="1" draw:end-shape="id2" draw:end-glue-point="3" svg:d="M20558 14462l5207 1662" svg:viewBox="0 0 5208 1663">
          <text:p/>
        </draw:connector>
        <draw:custom-shape draw:style-name="gr6" draw:text-style-name="P4" xml:id="id6" draw:id="id6" draw:layer="layout" svg:width="5.207cm" svg:height="1.27cm" svg:x="36.098cm" svg:y="15.389cm">
          <text:p text:style-name="P2"><text:span text:style-name="T1">collections_to_org[..]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6.098cm" svg:y1="16.024cm" svg:x2="30.591cm" svg:y2="16.124cm" draw:start-shape="id6" draw:start-glue-point="3" draw:end-shape="id2" draw:end-glue-point="1" svg:d="M36098 16024l-5507 100" svg:viewBox="0 0 5508 101">
          <text:p/>
        </draw:connector>
        <draw:connector draw:style-name="gr1" draw:text-style-name="P1" draw:layer="layout" draw:type="line" svg:x1="36.098cm" svg:y1="16.024cm" svg:x2="35.325cm" svg:y2="20.304cm" draw:start-shape="id6" draw:start-glue-point="3" draw:end-shape="id7" draw:end-glue-point="1" svg:d="M36098 16024l-773 4280" svg:viewBox="0 0 774 4281">
          <text:p/>
        </draw:connector>
        <draw:connector draw:style-name="gr1" draw:text-style-name="P1" draw:layer="layout" draw:type="line" svg:x1="36.098cm" svg:y1="16.024cm" svg:x2="34.782cm" svg:y2="10.338cm" draw:start-shape="id6" draw:start-glue-point="3" draw:end-shape="id8" draw:end-glue-point="1" svg:d="M36098 16024l-1316-5686" svg:viewBox="0 0 1317 5687">
          <text:p/>
        </draw:connector>
        <draw:custom-shape draw:style-name="gr8" draw:text-style-name="P4" xml:id="id9" draw:id="id9" draw:layer="layout" svg:width="4.572cm" svg:height="1.27cm" svg:x="25.857cm" svg:y="2.983cm">
          <text:p text:style-name="P2"><text:span text:style-name="T1">people_to_org[...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8.143cm" svg:y1="4.253cm" svg:x2="28.178cm" svg:y2="14.354cm" draw:start-shape="id9" draw:start-glue-point="2" draw:end-shape="id2" draw:end-glue-point="0" svg:d="M28143 4253l35 10101" svg:viewBox="0 0 36 10102">
          <text:p/>
        </draw:connector>
        <draw:connector draw:style-name="gr1" draw:text-style-name="P1" draw:layer="layout" draw:type="line" svg:x1="28.143cm" svg:y1="4.253cm" svg:x2="30.929cm" svg:y2="10.338cm" draw:start-shape="id9" draw:start-glue-point="2" draw:end-shape="id8" draw:end-glue-point="3" svg:d="M28143 4253l2786 6085" svg:viewBox="0 0 2787 6086">
          <text:p/>
        </draw:connector>
        <draw:connector draw:style-name="gr1" draw:text-style-name="P1" draw:layer="layout" draw:type="line" svg:x1="28.143cm" svg:y1="4.253cm" svg:x2="25.257cm" svg:y2="10.338cm" draw:start-shape="id9" draw:start-glue-point="2" draw:end-shape="id3" draw:end-glue-point="1" svg:d="M28143 4253l-2886 6085" svg:viewBox="0 0 2887 6086">
          <text:p/>
        </draw:connector>
        <draw:connector draw:style-name="gr1" draw:text-style-name="P1" draw:layer="layout" draw:type="line" svg:x1="29.194cm" svg:y1="24.622cm" svg:x2="25.357cm" svg:y2="21.193cm" draw:start-shape="id10" draw:start-glue-point="0" draw:end-shape="id5" draw:end-glue-point="1" svg:d="M29194 24622l-3837-3429" svg:viewBox="0 0 3838 3430">
          <text:p/>
        </draw:connector>
        <draw:connector draw:style-name="gr1" draw:text-style-name="P1" draw:layer="layout" draw:type="line" svg:x1="29.194cm" svg:y1="24.622cm" svg:x2="31.099cm" svg:y2="20.304cm" draw:start-shape="id10" draw:start-glue-point="0" draw:end-shape="id7" draw:end-glue-point="3" svg:d="M29194 24622l1905-4318" svg:viewBox="0 0 1906 4319">
          <text:p/>
        </draw:connector>
        <draw:connector draw:style-name="gr7" draw:text-style-name="P1" draw:layer="layout" draw:type="line" svg:x1="29.194cm" svg:y1="24.622cm" svg:x2="28.178cm" svg:y2="17.894cm" draw:start-shape="id10" draw:start-glue-point="0" draw:end-shape="id2" draw:end-glue-point="2" svg:d="M29194 24622l-1016-6728" svg:viewBox="0 0 1017 6729">
          <text:p/>
        </draw:connector>
        <draw:custom-shape draw:style-name="gr9" draw:text-style-name="P4" xml:id="id1" draw:id="id1" draw:layer="layout" svg:width="5.461cm" svg:height="1.27cm" svg:x="32.599cm" svg:y="2.931cm">
          <text:p text:style-name="P2"><text:span text:style-name="T1">people_to_collec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9.276cm" svg:y1="34.677cm" svg:x2="26.486cm" svg:y2="37.592cm" draw:start-shape="id11" draw:start-glue-point="1" draw:end-shape="id12" draw:end-glue-point="0" svg:d="M19276 34677l7210 2915" svg:viewBox="0 0 7211 2916">
          <text:p/>
        </draw:connector>
        <draw:custom-shape draw:style-name="gr10" draw:text-style-name="P3" xml:id="id14" draw:id="id14" draw:layer="layout" svg:width="4.064cm" svg:height="2.413cm" svg:x="38.237cm" svg:y="33.512cm">
          <text:p text:style-name="P5"><text:span text:style-name="T2">projects</text:span></text:p>
          <text:p text:style-name="P5"><text:span text:style-name="T2">---</text:span></text:p>
          <text:p text:style-name="P5"><text:span text:style-name="T2">descrip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5.461cm" svg:height="1.27cm" svg:x="31.681cm" svg:y="38.338cm">
          <text:p text:style-name="P2"><text:span text:style-name="T1">projects_to_object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4.411cm" svg:y1="38.338cm" svg:x2="40.269cm" svg:y2="35.925cm" draw:start-shape="id13" draw:start-glue-point="0" draw:end-shape="id14" draw:end-glue-point="2" svg:d="M34411 38338l5858-2413" svg:viewBox="0 0 5859 2414">
          <text:p/>
        </draw:connector>
        <draw:custom-shape draw:style-name="gr9" draw:text-style-name="P4" xml:id="id15" draw:id="id15" draw:layer="layout" svg:width="5.461cm" svg:height="1.27cm" svg:x="37.523cm" svg:y="38.338cm">
          <text:p text:style-name="P2"><text:span text:style-name="T1">projects_to_peopl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6" draw:id="id16" draw:layer="layout" svg:width="5.461cm" svg:height="1.27cm" svg:x="43.323cm" svg:y="38.338cm">
          <text:p text:style-name="P2"><text:span text:style-name="T1">projects_to_org[...]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0.253cm" svg:y1="38.338cm" svg:x2="40.269cm" svg:y2="35.925cm" draw:start-shape="id15" draw:start-glue-point="0" draw:end-shape="id14" draw:end-glue-point="2" svg:d="M40253 38338l16-2413" svg:viewBox="0 0 17 2414">
          <text:p/>
        </draw:connector>
        <draw:connector draw:style-name="gr1" draw:text-style-name="P1" draw:layer="layout" draw:type="line" svg:x1="46.053cm" svg:y1="38.338cm" svg:x2="40.269cm" svg:y2="35.925cm" draw:start-shape="id16" draw:start-glue-point="0" draw:end-shape="id14" draw:end-glue-point="2" svg:d="M46053 38338l-5784-2413" svg:viewBox="0 0 5785 2414">
          <text:p/>
        </draw:connector>
        <draw:custom-shape draw:style-name="gr11" draw:text-style-name="P3" xml:id="id17" draw:id="id17" draw:layer="layout" svg:width="4.064cm" svg:height="2.286cm" svg:x="11.384cm" svg:y="8.298cm">
          <text:p text:style-name="P2"><text:span text:style-name="T1">peopl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10.276cm" svg:y="6.52cm">
          <text:p text:style-name="P6"><text:span text:style-name="T3">Photographer,</text:span></text:p>
          <text:p text:style-name="P6"><text:span text:style-name="T3">Author, 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193cm" svg:y1="10.338cm" svg:x2="15.448cm" svg:y2="9.441cm" draw:start-shape="id3" draw:start-glue-point="3" draw:end-shape="id17" draw:end-glue-point="1" svg:d="M21193 10338l-5745-897" svg:viewBox="0 0 5746 898">
          <text:p/>
        </draw:connector>
        <draw:custom-shape draw:style-name="gr13" draw:text-style-name="P7" draw:layer="layout" svg:width="3.182cm" svg:height="2.032cm" svg:x="27.409cm" svg:y="36.433cm">
          <text:p text:style-name="P6"><text:span text:style-name="T3">Address, City,</text:span></text:p>
          <text:p text:style-name="P6"><text:span text:style-name="T3">Country, </text:span><text:span text:style-name="T3"><text:line-break/></text:span><text:span text:style-name="T3">Subconti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7.291cm" svg:y1="34.528cm" svg:x2="19.276cm" svg:y2="34.677cm" draw:start-shape="id18" draw:start-glue-point="3" draw:end-shape="id11" draw:end-glue-point="1" svg:d="M27291 34528l-8015 149" svg:viewBox="0 0 8016 150">
          <text:p/>
        </draw:connector>
        <draw:custom-shape draw:style-name="gr14" draw:text-style-name="P4" xml:id="id19" draw:id="id19" draw:layer="layout" svg:width="4.195cm" svg:height="1.27cm" svg:x="17.995cm" svg:y="38.788cm">
          <text:p text:style-name="P2"><text:span text:style-name="T1">places_to_pla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092cm" svg:y1="38.788cm" svg:x2="17.244cm" svg:y2="36.265cm" draw:start-shape="id19" draw:start-glue-point="0" draw:end-shape="id11" draw:end-glue-point="2" svg:d="M20092 38788l-2848-2523" svg:viewBox="0 0 2849 2524">
          <text:p/>
        </draw:connector>
        <draw:connector draw:style-name="gr1" draw:text-style-name="P1" draw:layer="layout" draw:type="line" svg:x1="20.092cm" svg:y1="38.788cm" svg:x2="19.276cm" svg:y2="34.677cm" draw:start-shape="id19" draw:start-glue-point="0" draw:end-shape="id11" draw:end-glue-point="1" svg:d="M20092 38788l-816-4111" svg:viewBox="0 0 817 4112">
          <text:p/>
        </draw:connector>
        <draw:custom-shape draw:style-name="gr15" draw:text-style-name="P4" xml:id="id20" draw:id="id20" draw:layer="layout" svg:width="5.715cm" svg:height="1.27cm" svg:x="10.864cm" svg:y="38.816cm">
          <text:p text:style-name="P2"><text:span text:style-name="T1">places_to_coordinat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21cm" svg:y1="38.816cm" svg:x2="17.244cm" svg:y2="36.265cm" draw:start-shape="id20" draw:start-glue-point="0" draw:end-shape="id11" draw:end-glue-point="2" svg:d="M13721 38816l3523-2551" svg:viewBox="0 0 3524 2552">
          <text:p/>
        </draw:connector>
        <draw:connector draw:style-name="gr1" draw:text-style-name="P1" draw:layer="layout" draw:type="line" svg:x1="13.721cm" svg:y1="38.816cm" svg:x2="10.667cm" svg:y2="36.152cm" draw:start-shape="id20" draw:start-glue-point="0" draw:end-shape="id21" draw:end-glue-point="2" svg:d="M13721 38816l-3054-2664" svg:viewBox="0 0 3055 2665">
          <text:p/>
        </draw:connector>
        <draw:connector draw:style-name="gr1" draw:text-style-name="P1" draw:layer="layout" draw:type="line" svg:x1="25.295cm" svg:y1="26.419cm" svg:x2="23.275cm" svg:y2="25.003cm" draw:start-shape="id22" draw:start-glue-point="0" draw:end-shape="id5" draw:end-glue-point="2" svg:d="M25295 26419l-2020-1416" svg:viewBox="0 0 2021 1417">
          <text:p/>
        </draw:connector>
        <draw:connector draw:style-name="gr1" draw:text-style-name="P1" draw:layer="layout" draw:type="line" svg:x1="20.631cm" svg:y1="26.419cm" svg:x2="23.275cm" svg:y2="25.003cm" draw:start-shape="id23" draw:start-glue-point="0" draw:end-shape="id5" draw:end-glue-point="2" svg:d="M20631 26419l2644-1416" svg:viewBox="0 0 2645 1417">
          <text:p/>
        </draw:connector>
        <draw:custom-shape draw:style-name="gr16" draw:text-style-name="P9" xml:id="id24" draw:id="id24" draw:layer="layout" svg:width="3.302cm" svg:height="3.397cm" svg:x="34.402cm" svg:y="24.019cm">
          <text:p text:style-name="P2"><text:span text:style-name="T1">inventories</text:span></text:p>
          <text:p text:style-name="P2"><text:span text:style-name="T1">---</text:span></text:p>
          <text:p text:style-name="P8"><text:span text:style-name="T3">scope</text:span></text:p>
          <text:p text:style-name="P2"><text:span text:style-name="T3">accessibility</text:span></text:p>
          <text:p text:style-name="P2"><text:span text:style-name="T3">copyright</text:span></text:p>
          <text:p text:style-name="P2"><text:span text:style-name="T3">signature</text:span></text:p>
          <text:p text:style-name="P2"><text:span text:style-name="T3">legacy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25" draw:id="id25" draw:layer="layout" svg:width="3.302cm" svg:height="2.127cm" svg:x="37.957cm" svg:y="24.019cm">
          <text:p text:style-name="P2"><text:span text:style-name="T1">expositions</text:span></text:p>
          <text:p text:style-name="P2"><text:span text:style-name="T1">---</text:span></text:p>
          <text:p text:style-name="P2"><text:span text:style-name="T3">type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6" draw:id="id26" draw:layer="layout" svg:width="4.826cm" svg:height="1.905cm" svg:x="43.291cm" svg:y="24.114cm">
          <text:p text:style-name="P2"><text:span text:style-name="T1">exposi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6.053cm" svg:y1="24.019cm" svg:x2="33.212cm" svg:y2="23.098cm" draw:start-shape="id24" draw:start-glue-point="0" draw:end-shape="id7" draw:end-glue-point="2" svg:d="M36053 24019l-2841-921" svg:viewBox="0 0 2842 922">
          <text:p/>
        </draw:connector>
        <draw:connector draw:style-name="gr1" draw:text-style-name="P1" draw:layer="layout" draw:type="line" svg:x1="39.608cm" svg:y1="24.019cm" svg:x2="33.212cm" svg:y2="23.098cm" draw:start-shape="id25" draw:start-glue-point="0" draw:end-shape="id7" draw:end-glue-point="2" svg:d="M39608 24019l-6396-921" svg:viewBox="0 0 6397 922">
          <text:p/>
        </draw:connector>
        <draw:connector draw:style-name="gr1" draw:text-style-name="P1" draw:layer="layout" draw:type="line" svg:x1="41.259cm" svg:y1="25.082cm" svg:x2="43.291cm" svg:y2="25.066cm" draw:start-shape="id25" draw:start-glue-point="1" draw:end-shape="id26" draw:end-glue-point="3" svg:d="M41259 25082l2032-16" svg:viewBox="0 0 2033 17">
          <text:p/>
        </draw:connector>
        <draw:custom-shape draw:style-name="gr19" draw:text-style-name="P10" draw:layer="layout" svg:width="2.667cm" svg:height="0.762cm" svg:x="10.206cm" svg:y="31.261cm">
          <text:p text:style-name="P6"><text:span text:style-name="T4">target_lo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28" draw:id="id28" draw:layer="layout" svg:width="4.064cm" svg:height="2.413cm" svg:x="47.164cm" svg:y="27.162cm">
          <text:p text:style-name="P5"><text:span text:style-name="T2">users</text:span></text:p>
          <text:p text:style-name="P5"><text:span text:style-name="T2">---</text:span></text:p>
          <text:p text:style-name="P5"><text:span text:style-name="T2">username</text:span></text:p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7" draw:id="id27" draw:layer="layout" svg:width="5.207cm" svg:height="3.553cm" svg:x="38.827cm" svg:y="28.181cm">
          <text:p text:style-name="P12">collections_acl</text:p>
          <text:p text:style-name="P12">---</text:p>
          <text:p text:style-name="P12">user_id</text:p>
          <text:p text:style-name="P12">group_id</text:p>
          <text:p text:style-name="P12">collection_id</text:p>
          <text:p text:style-name="P12">access_level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4.034cm" svg:y1="29.957cm" svg:x2="47.164cm" svg:y2="28.368cm" draw:start-shape="id27" draw:start-glue-point="1" draw:end-shape="id28" draw:end-glue-point="3" svg:d="M44034 29957l3130-1589" svg:viewBox="0 0 3131 1590">
          <text:p/>
        </draw:connector>
        <draw:connector draw:style-name="gr1" draw:text-style-name="P1" draw:layer="layout" draw:type="line" svg:x1="21.193cm" svg:y1="21.193cm" svg:x2="17.002cm" svg:y2="21.065cm" draw:start-shape="id5" draw:start-glue-point="3" draw:end-shape="id29" draw:end-glue-point="1" svg:d="M21193 21193l-4191-128" svg:viewBox="0 0 4192 129">
          <text:p/>
        </draw:connector>
        <draw:custom-shape draw:style-name="gr21" draw:text-style-name="P3" xml:id="id30" draw:id="id30" draw:layer="layout" svg:width="4.064cm" svg:height="4.945cm" svg:x="11.444cm" svg:y="11.168cm">
          <text:p text:style-name="P2"><text:span text:style-name="T1">working_periods</text:span></text:p>
          <text:p text:style-name="P2"><text:span text:style-name="T1">---</text:span></text:p>
          <text:p text:style-name="P2"><text:span text:style-name="T1">people_id</text:span></text:p>
          <text:p text:style-name="P2"><text:span text:style-name="T1">place_id</text:span></text:p>
          <text:p text:style-name="P2"><text:span text:style-name="T1">date_start</text:span></text:p>
          <text:p text:style-name="P2"><text:span text:style-name="T1">date_end</text:span></text:p>
          <text:p text:style-name="P2"><text:span text:style-name="T1">is_accurate</text:span></text:p>
          <text:p text:style-name="P2"><text:span text:style-name="T1">updat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508cm" svg:y1="13.64cm" svg:x2="21.193cm" svg:y2="10.338cm" draw:start-shape="id30" draw:start-glue-point="1" draw:end-shape="id3" draw:end-glue-point="3" svg:d="M15508 13640l5685-3302" svg:viewBox="0 0 5686 3303">
          <text:p/>
        </draw:connector>
        <draw:connector draw:style-name="gr1" draw:text-style-name="P1" draw:layer="layout" svg:x1="13.476cm" svg:y1="16.113cm" svg:x2="15.212cm" svg:y2="34.677cm" draw:start-shape="id30" draw:start-glue-point="2" draw:end-shape="id11" draw:end-glue-point="3" svg:d="M13476 16113v18564h1736" svg:viewBox="0 0 1737 18565">
          <text:p/>
        </draw:connector>
        <draw:connector draw:style-name="gr7" draw:text-style-name="P1" draw:layer="layout" draw:type="curve" draw:line-skew="4.609cm" svg:x1="35.329cm" svg:y1="4.201cm" svg:x2="33.212cm" svg:y2="17.51cm" draw:start-shape="id1" draw:start-glue-point="2" draw:end-shape="id7" draw:end-glue-point="0" svg:d="M35329 4201c0 16896-2117 10242-2117 13309" svg:viewBox="0 0 2118 13310">
          <text:p/>
        </draw:connector>
        <draw:connector draw:style-name="gr7" draw:text-style-name="P1" draw:layer="layout" draw:type="curve" svg:x1="35.329cm" svg:y1="4.201cm" svg:x2="23.225cm" svg:y2="6.85cm" draw:start-shape="id1" draw:start-glue-point="2" draw:end-shape="id3" draw:end-glue-point="0" svg:d="M35329 4201c0 1986-12104 662-12104 2649" svg:viewBox="0 0 12105 2650">
          <text:p/>
        </draw:connector>
        <draw:custom-shape draw:style-name="gr22" draw:text-style-name="P3" xml:id="id31" draw:id="id31" draw:layer="layout" svg:width="4.842cm" svg:height="2.286cm" svg:x="41.449cm" svg:y="6.639cm">
          <text:p text:style-name="P2"><text:span text:style-name="T1">organiza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44.509cm" svg:y="5.115cm">
          <text:p text:style-name="P6"><text:span text:style-name="T5">AG, GmbH,</text:span><text:span text:style-name="T5"><text:line-break/></text:span><text:span text:style-name="T5">Verein, </text:span><text:span text:style-name="T3">Eth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2" draw:id="id32" draw:layer="layout" svg:width="5.604cm" svg:height="2.286cm" svg:x="41.449cm" svg:y="10.638cm">
          <text:p text:style-name="P2"><text:span text:style-name="T1">organization_function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45.109cm" svg:y="9.114cm">
          <text:p text:style-name="P6"><text:span text:style-name="T3">Bibliothek, </text:span></text:p>
          <text:p text:style-name="P6"><text:span text:style-name="T3">Dienstleister,</text:span><text:span text:style-name="T3"><text:line-break/></text:span><text:span text:style-name="T3">Arch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4.782cm" svg:y1="10.338cm" svg:x2="41.449cm" svg:y2="7.782cm" draw:start-shape="id8" draw:start-glue-point="1" draw:end-shape="id31" draw:end-glue-point="3" svg:d="M34782 10338l6667-2556" svg:viewBox="0 0 6668 2557">
          <text:p/>
        </draw:connector>
        <draw:connector draw:style-name="gr1" draw:text-style-name="P1" draw:layer="layout" draw:type="line" svg:x1="34.782cm" svg:y1="10.338cm" svg:x2="41.449cm" svg:y2="11.781cm" draw:start-shape="id8" draw:start-glue-point="1" draw:end-shape="id32" draw:end-glue-point="3" svg:d="M34782 10338l6667 1443" svg:viewBox="0 0 6668 1444">
          <text:p/>
        </draw:connector>
        <draw:custom-shape draw:style-name="gr18" draw:text-style-name="P3" xml:id="id33" draw:id="id33" draw:layer="layout" svg:width="4.826cm" svg:height="1.905cm" svg:x="6.722cm" svg:y="28.432cm">
          <text:p text:style-name="P2"><text:span text:style-name="T1">literatu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8.572cm" svg:y1="29.386cm" svg:x2="11.548cm" svg:y2="29.384cm" draw:start-shape="id23" draw:start-glue-point="3" draw:end-shape="id33" draw:end-glue-point="1" svg:d="M18572 29386l-7024-2" svg:viewBox="0 0 7025 3">
          <text:p/>
        </draw:connector>
        <draw:custom-shape draw:style-name="gr12" draw:text-style-name="P7" draw:layer="layout" svg:width="3.182cm" svg:height="1.905cm" svg:x="4.937cm" svg:y="26.654cm">
          <text:p text:style-name="P6"><text:span text:style-name="T3">Primär, Sekundä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34" draw:id="id34" draw:layer="layout" svg:width="4.064cm" svg:height="2.413cm" svg:x="47.164cm" svg:y="30.083cm">
          <text:p text:style-name="P5"><text:span text:style-name="T2">group</text:span><text:span text:style-name="T2">s</text:span></text:p>
          <text:p text:style-name="P5"><text:span text:style-name="T2">---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4.034cm" svg:y1="29.957cm" svg:x2="47.164cm" svg:y2="31.289cm" draw:start-shape="id27" draw:start-glue-point="1" draw:end-shape="id34" draw:end-glue-point="3" svg:d="M44034 29957l3130 1332" svg:viewBox="0 0 3131 1333">
          <text:p/>
        </draw:connector>
        <draw:custom-shape draw:style-name="gr25" draw:text-style-name="P4" xml:id="id35" draw:id="id35" draw:layer="layout" svg:width="5.498cm" svg:height="1.27cm" svg:x="51.74cm" svg:y="29.046cm">
          <text:p text:style-name="P2"><text:span text:style-name="T1">users_to_group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4.489cm" svg:y1="29.046cm" svg:x2="51.228cm" svg:y2="28.368cm" draw:start-shape="id35" draw:start-glue-point="0" draw:end-shape="id28" draw:end-glue-point="1" svg:d="M54489 29046l-3261-678" svg:viewBox="0 0 3262 679">
          <text:p/>
        </draw:connector>
        <draw:connector draw:style-name="gr1" draw:text-style-name="P1" draw:layer="layout" draw:type="line" svg:x1="54.489cm" svg:y1="30.316cm" svg:x2="51.228cm" svg:y2="31.289cm" draw:start-shape="id35" draw:start-glue-point="2" draw:end-shape="id34" draw:end-glue-point="1" svg:d="M54489 30316l-3261 973" svg:viewBox="0 0 3262 974">
          <text:p/>
        </draw:connector>
        <draw:connector draw:style-name="gr1" draw:text-style-name="P1" draw:layer="layout" draw:type="curve" svg:x1="38.827cm" svg:y1="29.957cm" svg:x2="33.212cm" svg:y2="23.098cm" draw:start-shape="id27" draw:start-glue-point="3" draw:end-shape="id7" draw:end-glue-point="2" svg:d="M38827 29957c-3744 0-5615-2286-5615-6859" svg:viewBox="0 0 5616 6860">
          <text:p/>
        </draw:connector>
        <draw:custom-shape draw:style-name="gr18" draw:text-style-name="P3" xml:id="id36" draw:id="id36" draw:layer="layout" svg:width="4.826cm" svg:height="1.905cm" svg:x="47.275cm" svg:y="33cm">
          <text:p text:style-name="P2"><text:span text:style-name="T1">access_level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3.723cm" svg:height="1.304cm" svg:x="49.809cm" svg:y="34.313cm">
          <text:p text:style-name="P6"><text:span text:style-name="T3">propose_changes,</text:span></text:p>
          <text:p text:style-name="P6"><text:span text:style-name="T3">write_fu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4.034cm" svg:y1="29.957cm" svg:x2="47.275cm" svg:y2="33.952cm" draw:start-shape="id27" draw:start-glue-point="1" draw:end-shape="id36" draw:end-glue-point="3" svg:d="M44034 29957l3241 3995" svg:viewBox="0 0 3242 3996">
          <text:p/>
        </draw:connector>
        <draw:custom-shape draw:style-name="gr27" draw:text-style-name="P4" xml:id="id43" draw:id="id43" draw:layer="layout" svg:width="6.11cm" svg:height="1.27cm" svg:x="28.432cm" svg:y="1.381cm">
          <text:p text:style-name="P2"><text:span text:style-name="T1">objects_to_orga</text:span><text:span text:style-name="T1">niza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3.163cm" svg:y1="5.699cm" svg:x2="23.225cm" svg:y2="6.85cm" draw:start-shape="id37" draw:start-glue-point="2" draw:end-shape="id3" draw:end-glue-point="0" svg:d="M23163 5699l62 1151" svg:viewBox="0 0 63 1152">
          <text:p/>
        </draw:connector>
        <draw:connector draw:style-name="gr1" draw:text-style-name="P1" draw:layer="layout" draw:type="line" svg:x1="23.163cm" svg:y1="5.699cm" svg:x2="32.855cm" svg:y2="6.85cm" draw:start-shape="id37" draw:start-glue-point="2" draw:end-shape="id8" draw:end-glue-point="0" svg:d="M23163 5699l9692 1151" svg:viewBox="0 0 9693 1152">
          <text:p/>
        </draw:connector>
        <draw:custom-shape draw:style-name="gr28" draw:text-style-name="P3" xml:id="id38" draw:id="id38" draw:layer="layout" svg:width="3.302cm" svg:height="4.318cm" svg:x="10.446cm" svg:y="1.808cm">
          <text:p text:style-name="P2"><text:span text:style-name="T1">translations</text:span></text:p>
          <text:p text:style-name="P2"><text:span text:style-name="T1">---</text:span></text:p>
          <text:p text:style-name="P2"><text:span text:style-name="T1">entity_id</text:span></text:p>
          <text:p text:style-name="P2"><text:span text:style-name="T1">attribute_id</text:span></text:p>
          <text:p text:style-name="P2"><text:span text:style-name="T1">language_id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39" draw:id="id39" draw:layer="layout" svg:width="3.857cm" svg:height="4.826cm" svg:x="5.239cm" svg:y="1.543cm">
          <text:p text:style-name="P2"><text:span text:style-name="T1">attributes</text:span></text:p>
          <text:p text:style-name="P2"><text:span text:style-name="T1">---</text:span></text:p>
          <text:p text:style-name="P2"><text:span text:style-name="T1">table_name</text:span></text:p>
          <text:p text:style-name="P2"><text:span text:style-name="T1">name_de</text:span></text:p>
          <text:p text:style-name="P2"><text:span text:style-name="T1">name_fr</text:span></text:p>
          <text:p text:style-name="P2"><text:span text:style-name="T1">name_it</text:span></text:p>
          <text:p text:style-name="P2"><text:span text:style-name="T1">name_en</text:span></text:p>
          <text:p text:style-name="P2"><text:span text:style-name="T1">name_r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446cm" svg:y1="3.967cm" svg:x2="9.096cm" svg:y2="3.956cm" draw:start-shape="id38" draw:start-glue-point="3" draw:end-shape="id39" draw:end-glue-point="1" svg:d="M10446 3967l-1350-11" svg:viewBox="0 0 1351 12">
          <text:p/>
        </draw:connector>
        <draw:custom-shape draw:style-name="gr30" draw:text-style-name="P3" xml:id="id40" draw:id="id40" draw:layer="layout" svg:width="3.302cm" svg:height="3.002cm" svg:x="15.346cm" svg:y="2.508cm">
          <text:p text:style-name="P2"><text:span text:style-name="T1">languages</text:span></text:p>
          <text:p text:style-name="P2"><text:span text:style-name="T1">---</text:span></text:p>
          <text:p text:style-name="P2"><text:span text:style-name="T1">iso_639-1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48cm" svg:y1="3.967cm" svg:x2="15.346cm" svg:y2="4.009cm" draw:start-shape="id38" draw:start-glue-point="1" draw:end-shape="id40" draw:end-glue-point="3" svg:d="M13748 3967l1598 42" svg:viewBox="0 0 1599 43">
          <text:p/>
        </draw:connector>
        <draw:custom-shape draw:style-name="gr31" draw:text-style-name="P14" draw:layer="layout" svg:width="4.311cm" svg:height="6.033cm" svg:x="2.912cm" svg:y="7.223cm">
          <text:p text:style-name="P13"><text:span text:style-name="T6">Translated </text:span><text:span text:style-name="T6">attributes:</text:span></text:p>
          <text:p text:style-name="P13"><text:span text:style-name="T6"/></text:p>
          <text:p text:style-name="P13"><text:span text:style-name="T6">=== people </text:span><text:span text:style-name="T6">===</text:span></text:p>
          <text:p text:style-name="P13"><text:span text:style-name="T6">gender</text:span></text:p>
          <text:p text:style-name="P13"><text:span text:style-name="T6">work_descrip</text:span><text:span text:style-name="T6">tion</text:span></text:p>
          <text:p text:style-name="P13"><text:span text:style-name="T6">profession</text:span></text:p>
          <text:p text:style-name="P13"><text:span text:style-name="T6">career</text:span></text:p>
          <text:p text:style-name="P13"><text:span text:style-name="T6">surroundings</text:span></text:p>
          <text:p text:style-name="P13"><text:span text:style-name="T6"/></text:p>
          <text:p text:style-name="P13"><text:span text:style-name="T6">=== </text:span><text:span text:style-name="T6">organization </text:span><text:span text:style-name="T6">===</text:span></text:p>
          <text:p text:style-name="P13"><text:span text:style-name="T6">abbreviation</text:span></text:p>
          <text:p text:style-name="P13"><text:span text:style-name="T6">access_to_c</text:span><text:span text:style-name="T6">ollection</text:span></text:p>
          <text:p text:style-name="P13"><text:span text:style-name="T6">collection_de</text:span><text:span text:style-name="T6">scription</text:span></text:p>
          <text:p text:style-name="P13"><text:span text:style-name="T6">collection_hi</text:span><text:span text:style-name="T6">story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4.311cm" svg:height="6.033cm" svg:x="3.039cm" svg:y="14.143cm">
          <text:p text:style-name="P13"><text:span text:style-name="T6">Re</text:span><text:span text:style-name="T6">lati</text:span><text:span text:style-name="T6">on</text:span><text:span text:style-name="T6">s:</text:span></text:p>
          <text:p text:style-name="P13"><text:span text:style-name="T6"/></text:p>
          <text:p text:style-name="P13"><text:span text:style-name="T6">He</text:span><text:span text:style-name="T6">im</text:span><text:span text:style-name="T6">at</text:span><text:span text:style-name="T6">ort</text:span></text:p>
          <text:p text:style-name="P13"><text:span text:style-name="T6">Ge</text:span><text:span text:style-name="T6">bu</text:span><text:span text:style-name="T6">rts</text:span><text:span text:style-name="T6">ort</text:span></text:p>
          <text:p text:style-name="P13"><text:span text:style-name="T6">To</text:span><text:span text:style-name="T6">de</text:span><text:span text:style-name="T6">so</text:span><text:span text:style-name="T6">rt</text:span></text:p>
          <text:p text:style-name="P13"><text:span text:style-name="T6"/></text:p>
          <text:p text:style-name="P13"><text:span text:style-name="T6">Ko</text:span><text:span text:style-name="T6">nt</text:span><text:span text:style-name="T6">ak</text:span><text:span text:style-name="T6">tp</text:span><text:span text:style-name="T6">er</text:span><text:span text:style-name="T6">so</text:span><text:span text:style-name="T6">n</text:span></text:p>
          <text:p text:style-name="P13"><text:span text:style-name="T6"/></text:p>
          <text:p text:style-name="P13"><text:span text:style-name="T6">Ve</text:span><text:span text:style-name="T6">rla</text:span><text:span text:style-name="T6">g </text:span><text:span text:style-name="T6">vo</text:span><text:span text:style-name="T6">n</text:span></text:p>
          <text:p text:style-name="P13"><text:span text:style-name="T6">Au</text:span><text:span text:style-name="T6">th</text:span><text:span text:style-name="T6">or </text:span><text:span text:style-name="T6">vo</text:span><text:span text:style-name="T6">n</text:span></text:p>
          <text:p text:style-name="P13"><text:span text:style-name="T6">Fo</text:span><text:span text:style-name="T6">to</text:span><text:span text:style-name="T6">gr</text:span><text:span text:style-name="T6">af </text:span><text:span text:style-name="T6">vo</text:span><text:span text:style-name="T6">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8.272cm" svg:y1="16.875cm" svg:x2="17.244cm" svg:y2="33.09cm" draw:start-shape="id41" draw:start-glue-point="2" draw:end-shape="id11" draw:end-glue-point="0" svg:d="M18272 16875l-1028 16215" svg:viewBox="0 0 1029 16216">
          <text:p/>
        </draw:connector>
        <draw:connector draw:style-name="gr7" draw:text-style-name="P1" draw:layer="layout" draw:type="curve" svg:x1="25.295cm" svg:y1="32.353cm" svg:x2="10.667cm" svg:y2="33.247cm" draw:start-shape="id22" draw:start-glue-point="2" draw:end-shape="id21" draw:end-glue-point="0" svg:d="M25295 32353c0 751-7445 502-7445 447 0-54-7183-306-7183 447" svg:viewBox="0 0 14629 895">
          <text:p/>
        </draw:connector>
        <draw:connector draw:style-name="gr7" draw:text-style-name="P1" draw:layer="layout" draw:type="line" svg:x1="20.558cm" svg:y1="16.24cm" svg:x2="23.225cm" svg:y2="13.827cm" draw:start-shape="id41" draw:start-glue-point="1" draw:end-shape="id3" draw:end-glue-point="2" svg:d="M20558 16240l2667-2413" svg:viewBox="0 0 2668 2414">
          <text:p/>
        </draw:connector>
        <draw:connector draw:style-name="gr7" draw:text-style-name="P1" draw:layer="layout" draw:type="line" svg:x1="20.558cm" svg:y1="16.24cm" svg:x2="25.765cm" svg:y2="16.124cm" draw:start-shape="id41" draw:start-glue-point="1" draw:end-shape="id2" draw:end-glue-point="3" svg:d="M20558 16240l5207-116" svg:viewBox="0 0 5208 117">
          <text:p/>
        </draw:connector>
        <draw:connector draw:style-name="gr1" draw:text-style-name="P1" draw:layer="layout" draw:type="line" svg:x1="21.193cm" svg:y1="10.338cm" svg:x2="16.997cm" svg:y2="5.51cm" draw:start-shape="id3" draw:start-glue-point="3" draw:end-shape="id40" draw:end-glue-point="2" svg:d="M21193 10338l-4196-4828" svg:viewBox="0 0 4197 4829">
          <text:p/>
        </draw:connector>
        <draw:connector draw:style-name="gr7" draw:text-style-name="P1" draw:layer="layout" draw:type="line" svg:x1="30.929cm" svg:y1="10.338cm" svg:x2="19.276cm" svg:y2="34.677cm" draw:start-shape="id8" draw:start-glue-point="3" draw:end-shape="id11" draw:end-glue-point="1" svg:d="M30929 10338l-11653 24339" svg:viewBox="0 0 11654 24340">
          <text:p/>
        </draw:connector>
        <draw:connector draw:style-name="gr1" draw:text-style-name="P1" draw:layer="layout" draw:type="line" svg:x1="32.855cm" svg:y1="6.85cm" svg:x2="16.997cm" svg:y2="5.51cm" draw:start-shape="id8" draw:start-glue-point="0" draw:end-shape="id40" draw:end-glue-point="2" svg:d="M32855 6850l-15858-1340" svg:viewBox="0 0 15859 1341">
          <text:p/>
        </draw:connector>
        <draw:custom-shape draw:style-name="gr32" draw:text-style-name="P11" xml:id="id42" draw:id="id42" draw:layer="layout" svg:width="4.394cm" svg:height="5.421cm" svg:x="40.04cm" svg:y="17.637cm">
          <text:p text:style-name="P12">Documentation</text:p>
          <text:p text:style-name="P12">---</text:p>
          <text:p text:style-name="P15"><text:span text:style-name="T7">internal_notes</text:span></text:p>
          <text:p text:style-name="P15"><text:span text:style-name="T7">edit_depth</text:span></text:p>
          <text:p text:style-name="P15"><text:span text:style-name="T7">created</text:span></text:p>
          <text:p text:style-name="P15"><text:span text:style-name="T7">edited</text:span></text:p>
          <text:p text:style-name="P15"><text:span text:style-name="T7">deleted</text:span></text:p>
          <text:p text:style-name="P15"><text:span text:style-name="T7">edit_user</text:span></text:p>
          <text:p text:style-name="P15"><text:span text:style-name="T7">is_public</text:span></text:p>
          <text:p text:style-name="P15"><text:span text:style-name="T7">log</text:span></text:p>
          <text:p text:style-name="P12"><text:span text:style-name="T7">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2.855cm" svg:y1="13.827cm" svg:x2="40.04cm" svg:y2="20.347cm" draw:start-shape="id8" draw:start-glue-point="2" draw:end-shape="id42" draw:end-glue-point="3" svg:d="M32855 13827l7185 6520" svg:viewBox="0 0 7186 6521">
          <text:p/>
        </draw:connector>
        <draw:connector draw:style-name="gr1" draw:text-style-name="P1" draw:layer="layout" draw:type="line" svg:x1="25.257cm" svg:y1="10.338cm" svg:x2="40.04cm" svg:y2="20.347cm" draw:start-shape="id3" draw:start-glue-point="1" draw:end-shape="id42" draw:end-glue-point="3" svg:d="M25257 10338l14783 10009" svg:viewBox="0 0 14784 10010">
          <text:p/>
        </draw:connector>
        <draw:connector draw:style-name="gr1" draw:text-style-name="P1" draw:layer="layout" draw:type="line" svg:x1="35.325cm" svg:y1="20.304cm" svg:x2="40.04cm" svg:y2="20.347cm" draw:start-shape="id7" draw:start-glue-point="1" draw:end-shape="id42" draw:end-glue-point="3" svg:d="M35325 20304l4715 43" svg:viewBox="0 0 4716 44">
          <text:p/>
        </draw:connector>
        <draw:connector draw:style-name="gr7" draw:text-style-name="P1" draw:layer="layout" draw:type="line" svg:x1="25.357cm" svg:y1="21.193cm" svg:x2="40.04cm" svg:y2="20.347cm" draw:start-shape="id5" draw:start-glue-point="1" draw:end-shape="id42" draw:end-glue-point="3" svg:d="M25357 21193l14683-846" svg:viewBox="0 0 14684 847">
          <text:p/>
        </draw:connector>
        <draw:custom-shape draw:style-name="gr33" draw:text-style-name="P16" xml:id="id5" draw:id="id5" draw:layer="layout" svg:width="4.164cm" svg:height="7.62cm" svg:x="21.193cm" svg:y="17.383cm">
          <text:p text:style-name="P2"><text:span text:style-name="T1">object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documentation_id</text:span></text:p>
          <text:p text:style-name="P2"><text:span text:style-name="T3">genre_types</text:span></text:p>
          <text:p text:style-name="P2"><text:span text:style-name="T3">dc_creator</text:span></text:p>
          <text:p text:style-name="P2"><text:span text:style-name="T3">dc_created</text:span></text:p>
          <text:p text:style-name="P2"><text:span text:style-name="T3">dc_created_bis</text:span></text:p>
          <text:p text:style-name="P2"><text:span text:style-name="T3">dc_title</text:span></text:p>
          <text:p text:style-name="P2"><text:span text:style-name="T3">dc_description</text:span></text:p>
          <text:p text:style-name="P2"><text:span text:style-name="T3">dc_identifier</text:span></text:p>
          <text:p text:style-name="P2"><text:span text:style-name="T3">dc_right</text:span></text:p>
          <text:p text:style-name="P2"><text:span text:style-name="T3">dc_coverage</text:span></text:p>
          <text:p text:style-name="P2"><text:span text:style-name="T3">dcterms_ispart_ofIndex</text:span></text:p>
          <text:p text:style-name="P2"><text:span text:style-name="T3">dcterms_medium</text:span></text:p>
          <text:p text:style-name="P2"><text:span text:style-name="T3">dcterms_spatial</text:span></text:p>
          <text:p text:style-name="P2"><text:span text:style-name="T3">dcterms_subject</text:span></text:p>
          <text:p text:style-name="P2"><text:span text:style-name="T3">title</text:span></text:p>
          <text:p text:style-name="P2"><text:span text:style-name="T3">description</text:span></text:p>
          <text:p text:style-name="P2"><text:span text:style-name="T3">image_path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xml:id="id8" draw:id="id8" draw:layer="layout" svg:width="3.853cm" svg:height="6.977cm" svg:x="30.929cm" svg:y="6.85cm">
          <text:p text:style-name="P2"><text:span text:style-name="T1">organization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language_id</text:span></text:p>
          <text:p text:style-name="P2"><text:span text:style-name="T3">organization_type</text:span></text:p>
          <text:p text:style-name="P2"><text:span text:style-name="T3">organization_function</text:span></text:p>
          <text:p text:style-name="P2"><text:span text:style-name="T3">place_id</text:span></text:p>
          <text:p text:style-name="P2"><text:span text:style-name="T3">documentation_id</text:span></text:p>
          <text:p text:style-name="P2"><text:span text:style-name="T3">genre_types</text:span></text:p>
          <text:p text:style-name="P2"><text:span text:style-name="T3">homepage</text:span></text:p>
          <text:p text:style-name="P2"><text:span text:style-name="T3">description</text:span></text:p>
          <text:p text:style-name="P2"><text:span text:style-name="T3">founding_year</text:span></text:p>
          <text:p text:style-name="P2"><text:span text:style-name="T3">awards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style-name="gr35" draw:text-style-name="P16" xml:id="id3" draw:id="id3" draw:layer="layout" svg:width="4.064cm" svg:height="6.977cm" svg:x="21.193cm" svg:y="6.85cm">
          <text:p text:style-name="P2"><text:span text:style-name="T1">people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language_id</text:span></text:p>
          <text:p text:style-name="P2"><text:span text:style-name="T3">people_type_id</text:span></text:p>
          <text:p text:style-name="P2"><text:span text:style-name="T3">documentation_id</text:span></text:p>
          <text:p text:style-name="P2"><text:span text:style-name="T3">birth_date_accurate</text:span></text:p>
          <text:p text:style-name="P2"><text:span text:style-name="T3">birth_date</text:span></text:p>
          <text:p text:style-name="P2"><text:span text:style-name="T3">death_date_accurate</text:span></text:p>
          <text:p text:style-name="P2"><text:span text:style-name="T3">death_date</text:span></text:p>
          <text:p text:style-name="P2"><text:span text:style-name="T3">tel</text:span></text:p>
          <text:p text:style-name="P2"><text:span text:style-name="T3">email</text:span></text:p>
          <text:p text:style-name="P2"><text:span text:style-name="T3">fax</text:span></text:p>
          <text:p text:style-name="P2"><text:span text:style-name="T3">notes</text:span></text:p>
          <text:p text:style-name="P2"><text:span text:style-name="T3">short_bio</text:span></text:p>
          <text:p text:style-name="P2"><text:span text:style-name="T3">awards</text:span></text:p>
          <text:p text:style-name="P2"><text:span text:style-name="T3">photographer_types</text:span></text:p>
          <text:p text:style-name="P2"><text:span text:style-name="T3">genre_type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xml:id="id7" draw:id="id7" draw:layer="layout" svg:width="4.226cm" svg:height="5.588cm" svg:x="31.099cm" svg:y="17.51cm">
          <text:p text:style-name="P2"><text:span text:style-name="T1">collection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documentation_id</text:span></text:p>
          <text:p text:style-name="P2"><text:span text:style-name="T3">place_id</text:span></text:p>
          <text:p text:style-name="P2"><text:span text:style-name="T3">name</text:span></text:p>
          <text:p text:style-name="P2"><text:span text:style-name="T3">url</text:span></text:p>
          <text:p text:style-name="P2"><text:span text:style-name="T3">genre_types</text:span></text:p>
          <text:p text:style-name="P2"><text:span text:style-name="T3">date_start</text:span></text:p>
          <text:p text:style-name="P2"><text:span text:style-name="T3">date_end</text:span></text:p>
          <text:p text:style-name="P2"><text:span text:style-name="T3">descrip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xml:id="id23" draw:id="id23" draw:layer="layout" svg:width="4.119cm" svg:height="5.934cm" svg:x="18.572cm" svg:y="26.419cm">
          <text:p text:style-name="P2"><text:span text:style-name="T1">literature</text:span></text:p>
          <text:p text:style-name="P2"><text:span text:style-name="T1">---</text:span></text:p>
          <text:p text:style-name="P2"><text:span text:style-name="T3">url</text:span></text:p>
          <text:p text:style-name="P2"><text:span text:style-name="T3">jahr_text?</text:span></text:p>
          <text:p text:style-name="P2"><text:span text:style-name="T3">in?</text:span></text:p>
          <text:p text:style-name="P2"><text:span text:style-name="T3">signature</text:span></text:p>
          <text:p text:style-name="P2"><text:span text:style-name="T3">code</text:span></text:p>
          <text:p text:style-name="P2"><text:span text:style-name="T3">edition</text:span></text:p>
          <text:p text:style-name="P2"><text:span text:style-name="T3">relevant_pages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3.683cm" svg:height="2.667cm" svg:x="23.987cm" svg:y="6.342cm">
          <text:p text:style-name="P17"><text:span text:style-name="T3">pnd?</text:span></text:p>
          <text:p text:style-name="P17"><text:span text:style-name="T3">interview?</text:span></text:p>
          <text:p text:style-name="P17"><text:span text:style-name="T3">auszeichnungen_stip?</text:span></text:p>
          <text:p text:style-name="P17"><text:span text:style-name="T3">bestände_date?</text:span></text:p>
          <text:p text:style-name="P17"><text:span text:style-name="T3">bestände_user?</text:span></text:p>
          <text:p text:style-name="P17"><text:span text:style-name="T3">territoriumszugeh. ?</text:span></text:p>
          <text:p text:style-name="P17"><text:span text:style-name="T3">stammdaten_user ?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351cm" svg:height="6.342cm" svg:x="34.655cm" svg:y="5.191cm">
          <text:p text:style-name="P17"><text:span text:style-name="T3">isil?</text:span></text:p>
          <text:p text:style-name="P17"><text:span text:style-name="T3">sammlungszeit von/bis</text:span></text:p>
          <text:p text:style-name="P17"><text:span text:style-name="T3">kann berechnet werden</text:span></text:p>
          <text:p text:style-name="P17"><text:span text:style-name="T3">Projektname?</text:span></text:p>
          <text:p text:style-name="P17"><text:span text:style-name="T3">territoriumszugeh.?</text:span></text:p>
          <text:p text:style-name="P17"><text:span text:style-name="T3">stammdaten_user</text:span></text:p>
          <text:p text:style-name="P17"><text:span text:style-name="T3">stammdaten_date</text:span></text:p>
          <text:p text:style-name="P17"><text:span text:style-name="T3">ausstellung_user/date</text:span></text:p>
          <text:p text:style-name="P17"><text:span text:style-name="T3">auszeichnungen stip.</text:span></text:p>
          <text:p text:style-name="P17"><text:span text:style-name="T3">bestände_vorgesehen</text:span></text:p>
          <text:p text:style-name="P17"><text:span text:style-name="T3">bestände_versand</text:span></text:p>
          <text:p text:style-name="P17"><text:span text:style-name="T3">bestände_antwortinstitut</text:span><text:span text:style-name="T3">ion</text:span></text:p>
          <text:p text:style-name="P17"><text:span text:style-name="T3">bestände_aktualisierun</text:span><text:span text:style-name="T3">gerst</text:span></text:p>
          <text:p text:style-name="P17"><text:span text:style-name="T3">bestände_okinstitution</text:span></text:p>
          <text:p text:style-name="P17"><text:span text:style-name="T3">bestände_publizieren</text:span></text:p>
          <text:p text:style-name="P17"><text:span text:style-name="T3">interview...</text:span></text:p>
          <text:p text:style-name="P17"><text:span text:style-name="T3">sammlungsgeschichte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18" draw:id="id18" draw:layer="layout" svg:width="4.445cm" svg:height="1.27cm" svg:x="27.291cm" svg:y="33.893cm">
          <text:p text:style-name="P2"><text:span text:style-name="T1">objects_to_pla</text:span><text:span text:style-name="T1">c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1" draw:id="id41" draw:layer="layout" svg:width="4.572cm" svg:height="1.27cm" svg:x="15.986cm" svg:y="15.605cm">
          <text:p text:style-name="P2"><text:span text:style-name="T1">pe</text:span><text:span text:style-name="T1">opl</text:span><text:span text:style-name="T1">e_t</text:span><text:span text:style-name="T1">o_</text:span><text:span text:style-name="T1">pla</text:span><text:span text:style-name="T1">c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572cm" svg:height="1.27cm" svg:x="15.986cm" svg:y="13.827cm">
          <text:p text:style-name="P2"><text:span text:style-name="T1">objects_to_peo</text:span><text:span text:style-name="T1">pl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29" draw:id="id29" draw:layer="layout" svg:width="3.302cm" svg:height="2.03cm" svg:x="13.7cm" svg:y="20.05cm">
          <text:p text:style-name="P2"><text:span text:style-name="T1">gen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xml:id="id2" draw:id="id2" draw:layer="layout" svg:width="4.826cm" svg:height="3.54cm" svg:x="25.765cm" svg:y="14.354cm">
          <text:p text:style-name="P2"><text:span text:style-name="T1">relationship_types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is_obj_people_rel</text:span></text:p>
          <text:p text:style-name="P2"><text:span text:style-name="T1">is_people_org_rel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11" draw:id="id11" draw:layer="layout" svg:width="4.064cm" svg:height="3.175cm" svg:x="15.212cm" svg:y="33.09cm">
          <text:p text:style-name="P12">places</text:p>
          <text:p text:style-name="P12">---</text:p>
          <text:p text:style-name="P12">line1</text:p>
          <text:p text:style-name="P12">line2</text:p>
          <text:p text:style-name="P12">is_accurate</text:p>
          <draw:enhanced-geometry svg:viewBox="0 0 21600 21600" draw:type="rectangle" draw:enhanced-path="M 0 0 L 21600 0 21600 21600 0 21600 0 0 Z N"/>
        </draw:custom-shape>
        <draw:custom-shape draw:style-name="gr44" draw:text-style-name="P3" xml:id="id21" draw:id="id21" draw:layer="layout" svg:width="4.064cm" svg:height="2.905cm" svg:x="8.635cm" svg:y="33.247cm">
          <text:p text:style-name="P2"><text:span text:style-name="T1">coordinates</text:span></text:p>
          <text:p text:style-name="P2"><text:span text:style-name="T1">---</text:span></text:p>
          <text:p text:style-name="P2"><text:span text:style-name="T1">lat</text:span></text:p>
          <text:p text:style-name="P2"><text:span text:style-name="T1">long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xml:id="id22" draw:id="id22" draw:layer="layout" svg:width="4.587cm" svg:height="5.934cm" svg:x="23.002cm" svg:y="26.419cm">
          <text:p text:style-name="P2"><text:span text:style-name="T1">photos</text:span></text:p>
          <text:p text:style-name="P2"><text:span text:style-name="T1">---</text:span></text:p>
          <text:p text:style-name="P8"><text:span text:style-name="T7">edm_dataproviderIndex</text:span></text:p>
          <text:p text:style-name="P8"><text:span text:style-name="T7">allIndex</text:span></text:p>
          <text:p text:style-name="P8"><text:span text:style-name="T7">supplier_id</text:span></text:p>
          <text:p text:style-name="P8"><text:span text:style-name="T7">zeitraum</text:span></text:p>
          <text:p text:style-name="P8"><text:span text:style-name="T7">google_revcode</text:span></text:p>
          <text:p text:style-name="P8"><text:span text:style-name="T7">edm_licence</text:span></text:p>
          <text:p text:style-name="P8"><text:span text:style-name="T7">edm_watermark</text:span></text:p>
          <text:p text:style-name="P8"><text:span text:style-name="T7">edm_order</text:span></text:p>
          <text:p text:style-name="P8"><text:span text:style-name="T7">url_wikimedia</text:span></text:p>
          <text:p text:style-name="P8"><text:span text:style-name="T7">edm_notes</text:span></text:p>
          <text:p text:style-name="P8"><text:span text:style-name="T7">edm_condition</text:span></text:p>
          <text:p text:style-name="P8"><text:span text:style-name="T7">edm_author</text:span></text:p>
          <text:p text:style-name="P2"><text:span text:style-name="T7">edm_editing_da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33.212cm" svg:y1="23.098cm" svg:x2="19.276cm" svg:y2="34.677cm" draw:start-shape="id7" draw:start-glue-point="2" draw:end-shape="id11" draw:end-glue-point="1" svg:d="M33212 23098c0 7720-4645 11579-13936 11579" svg:viewBox="0 0 13937 11580">
          <text:p/>
        </draw:connector>
        <draw:connector draw:style-name="gr46" draw:text-style-name="P1" draw:layer="layout" draw:type="curve" svg:x1="29.513cm" svg:y1="33.893cm" svg:x2="25.357cm" svg:y2="21.193cm" draw:start-shape="id18" draw:start-glue-point="0" draw:end-shape="id5" draw:end-glue-point="1" svg:d="M29513 33893c0-8467-1385-12700-4156-12700" svg:viewBox="0 0 4157 12701">
          <text:p/>
        </draw:connector>
        <draw:custom-shape draw:style-name="gr47" draw:text-style-name="P4" xml:id="id10" draw:id="id10" draw:layer="layout" svg:width="5.588cm" svg:height="1.27cm" svg:x="26.4cm" svg:y="24.622cm">
          <text:p text:style-name="P2"><text:span text:style-name="T1">objects_to_collec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1.487cm" svg:y1="2.651cm" svg:x2="28.178cm" svg:y2="14.354cm" draw:start-shape="id43" draw:start-glue-point="2" draw:end-shape="id2" draw:end-glue-point="0" svg:d="M31487 2651l-3309 11703" svg:viewBox="0 0 3310 11704">
          <text:p/>
        </draw:connector>
        <draw:connector draw:style-name="gr1" draw:text-style-name="P1" draw:layer="layout" draw:type="line" svg:x1="31.487cm" svg:y1="2.651cm" svg:x2="23.275cm" svg:y2="17.383cm" draw:start-shape="id43" draw:start-glue-point="2" draw:end-shape="id5" draw:end-glue-point="0" svg:d="M31487 2651l-8212 14732" svg:viewBox="0 0 8213 14733">
          <text:p/>
        </draw:connector>
        <draw:connector draw:style-name="gr1" draw:text-style-name="P1" draw:layer="layout" draw:type="line" svg:x1="31.487cm" svg:y1="2.651cm" svg:x2="32.855cm" svg:y2="6.85cm" draw:start-shape="id43" draw:start-glue-point="2" draw:end-shape="id8" draw:end-glue-point="0" svg:d="M31487 2651l1368 4199" svg:viewBox="0 0 1369 4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5:51:33.004738770</meta:creation-date>
    <dc:date>2019-04-01T15:59:51.284389328</dc:date>
    <meta:editing-duration>PT6H46M30S</meta:editing-duration>
    <meta:editing-cycles>79</meta:editing-cycles>
    <meta:generator>LibreOffice/6.2.2.2$Linux_X86_64 LibreOffice_project/5daaa0e719eb4f073b63de04e0910785ad81fe7a</meta:generator>
    <meta:document-statistic meta:object-count="116"/>
  </office:meta>
</office:document-meta>
</file>